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ODO">
      <style:paragraph-properties fo:background-color="transparent">
        <style:background-image/>
      </style:paragraph-properties>
    </style:style>
    <style:style style:name="P5" style:family="paragraph" style:parent-style-name="Heading_20_4">
      <style:text-properties fo:font-style="normal" style:font-style-asian="normal" style:font-style-complex="normal"/>
    </style:style>
    <style:style style:name="P6" style:family="paragraph" style:parent-style-name="Text_20_body" style:list-style-name="List_20_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fo:font-weight="normal" style:font-weight-asian="normal" style:font-weight-complex="normal"/>
    </style:style>
    <style:style style:name="fr1"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One: Eris Discordia</text:h>
      <text:h text:style-name="Heading_20_2" text:outline-level="2">Background</text:h>
      <text:p text:style-name="Quotations_20__28_short_29_">“I can explain it to you,<text:line-break/>but I can’t understand it for you.”</text:p>
      <text:p text:style-name="P1">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1">was</text:span><text:span text:style-name="T2">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2">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2">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2">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text:soft-page-break/>acknowledged that, whatever she might want today, she’s likely to change her mind tomorrow, so one shouldn’t really take any of these theories stories too seriously.</text:p>
      <text:p text:style-name="Text_20_body">Other rumors include the following.</text:p>
      <text:list xml:id="list574726982" text:style-name="List_20_1">
        <text:list-item>
          <text:p text:style-name="P6">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6">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6">She could be the goddess of the Yozi’s binding, or of the borders of Creation, or some other force which wrestles with balancing what is permitted and what is not.</text:p>
        </text:list-item>
        <text:list-item>
          <text:p text:style-name="P6">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6">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p text:style-name="P2">That’s assuming, of course, that she exists at all.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that the Essence of mortal-kind has finally been abused enough that some of this Exaltation business has rubbed off on their souls, and it’s begun to happen spontaneously, under no-one’s control …</text:p>
      <text:p text:style-name="P2"><draw:frame draw:style-name="fr1" draw:name="Frame1" text:anchor-type="paragraph" svg:width="18.621cm" style:rel-width="90%" draw:z-index="0"><draw:text-box fo:min-height="0.499cm"><text:h text:style-name="P5" text:outline-level="4">Sidebar: 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2">T</text:span>he Good Book of Bad Words says, <text:span text:style-name="T3">“Eris Discordia is in Limbo, where all we virtuous pagans and our gods and goddesses go between lifetimes.”</text:span></text:p>
      <text:p text:style-name="P2"/>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ext:soft-page-break/>The goal of these Exalted, then, is to maintain the creative tension between these two extremes. <text:s/>Manifestations of order include great mysteries such as Creation, Yu-Shan, the body of Autochthon and so one,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P4"><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P4"><text:span text:style-name="T5">Some time ago, [invent name here—3</text:span><text:span text:style-name="T6">rd</text:span><text:span text:style-name="T5"> or Indivisibles]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in </text:span><text:span text:style-name="T5"><text:bookmark-ref text:reference-format="chapter" text:ref-name="__RefHeading__2753_478467263"/></text:span><text:span text:style-name="T5"><text:bookmark-ref text:reference-format="text" text:ref-name="__RefHeading__2753_478467263">Chapter Eight: Panoply</text:bookmark-ref></text:span><text:span text:style-name="T5">.</text:span></text:p>
      <text:p text:style-name="TODO"><text:span text:style-name="T4">The Apple Corps:</text:span> [blah]</text:p>
      <text:p text:style-name="TODO"><text:span text:style-name="T4">The House of Mirrors:</text:span> [blah]</text:p>
      <text:p text:style-name="TODO"><text:soft-page-break/><text:span text:style-name="T4">The Five-Fingered Hand:</text:span> [blah]</text:p>
      <text:p text:style-name="TODO">Other:<text:span text:style-name="T5"> The Citizens Committee for Concerned Citizens, The Party for War on Evil, The Party for More Parties.</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0-08-12T21:31:36</dc:date>
    <meta:editing-duration>PT00H00M44S</meta:editing-duration>
    <meta:editing-cycles>2</meta:editing-cycles>
    <meta:generator>OpenOffice.org/3.2$Unix OpenOffice.org_project/320m12$Build-9483</meta:generator>
    <meta:document-statistic meta:table-count="0" meta:image-count="0" meta:object-count="0" meta:page-count="4" meta:paragraph-count="52" meta:word-count="2667" meta:character-count="15510"/>
    <meta:template xlink:type="simple" xlink:actuate="onRequest" xlink:title="" xlink:href="../Discordians.odm" meta:date="2010-08-12T21:18:01"/>
  </office:meta>
</office:document-meta>
</file>